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034cm" fo:min-width="0cm"/>
    </style:style>
    <style:style style:name="gr2" style:family="graphic" style:parent-style-name="standard">
      <style:graphic-properties draw:textarea-horizontal-align="justify" draw:textarea-vertical-align="middle" draw:auto-grow-height="false" fo:min-height="0.033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0.032cm" fo:min-width="0cm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draw:stroke="dash" draw:stroke-dash="Dashed_20__28_var_29_" svg:stroke-color="#000000"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text-properties fo:color="#0000ff" fo:font-size="18pt" style:font-size-asian="18pt" style:font-size-complex="18pt"/>
    </style:style>
    <style:style style:name="P5" style:family="paragraph">
      <loext:graphic-properties draw:fill="none" draw:fill-color="#ffffff"/>
      <style:text-properties fo:color="#0000ff" fo:font-size="18pt" style:font-size-asian="18pt" style:font-size-complex="18pt"/>
    </style:style>
    <style:style style:name="T1" style:family="text">
      <style:text-properties style:text-position="-33% 58%"/>
    </style:style>
    <style:style style:name="T2" style:family="text">
      <style:text-properties style:text-position="0% 100%"/>
    </style:style>
    <style:style style:name="T3" style:family="text">
      <style:text-properties fo:color="#0000ff" fo:font-size="18pt" style:font-size-asian="18pt" style:font-size-complex="18pt"/>
    </style:style>
    <style:style style:name="T4" style:family="text">
      <style:text-properties fo:color="#0000ff" style:text-position="-33% 58%" fo:font-size="18pt" style:font-size-asian="18pt" style:font-size-complex="18pt"/>
    </style:style>
    <style:style style:name="T5" style:family="text">
      <style:text-properties fo:color="#0000ff" style:text-position="0% 100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4cm" svg:height="0.4cm" svg:x="7.8cm" svg:y="11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99cm" svg:height="0.399cm" svg:x="11.801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98cm" svg:height="0.398cm" svg:x="11.802cm" svg:y="5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0.398cm" svg:height="0.398cm" svg:x="7.802cm" svg:y="7.8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2" draw:layer="layout" svg:x1="8cm" svg:y1="11.9cm" svg:x2="8cm" svg:y2="8cm">
          <text:p/>
        </draw:line>
        <draw:line draw:style-name="gr4" draw:text-style-name="P2" draw:layer="layout" svg:x1="12cm" svg:y1="11.9cm" svg:x2="12cm" svg:y2="6cm">
          <text:p/>
        </draw:line>
        <draw:custom-shape draw:style-name="gr2" draw:text-style-name="P1" draw:layer="layout" svg:width="0.399cm" svg:height="0.399cm" svg:x="9.801cm" svg:y="11.7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0.399cm" svg:height="0.399cm" svg:x="9.801cm" svg:y="6.8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8cm" svg:y1="7cm" svg:x2="12cm" svg:y2="7cm">
          <text:p/>
        </draw:line>
        <draw:line draw:style-name="gr5" draw:text-style-name="P2" draw:layer="layout" svg:x1="8cm" svg:y1="8cm" svg:x2="8cm" svg:y2="7cm">
          <text:p/>
        </draw:line>
        <draw:line draw:style-name="gr4" draw:text-style-name="P2" draw:layer="layout" svg:x1="8cm" svg:y1="8cm" svg:x2="12cm" svg:y2="6cm">
          <text:p/>
        </draw:line>
        <draw:line draw:style-name="gr6" draw:text-style-name="P2" draw:layer="layout" svg:x1="6cm" svg:y1="11.9cm" svg:x2="15.1cm" svg:y2="11.9cm">
          <text:p/>
        </draw:line>
        <draw:frame draw:style-name="gr7" draw:text-style-name="P3" draw:layer="layout" svg:width="0.9cm" svg:height="1.107cm" svg:x="7.6cm" svg:y="11.9cm">
          <draw:text-box>
            <text:p>x<text:span text:style-name="T1">i</text:span></text:p>
          </draw:text-box>
        </draw:frame>
        <draw:frame draw:style-name="gr7" draw:text-style-name="P3" draw:layer="layout" svg:width="1.32cm" svg:height="1.107cm" svg:x="11.6cm" svg:y="11.901cm">
          <draw:text-box>
            <text:p>x<text:span text:style-name="T1">i+1</text:span></text:p>
          </draw:text-box>
        </draw:frame>
        <draw:frame draw:style-name="gr7" draw:text-style-name="P3" draw:layer="layout" svg:width="1.501cm" svg:height="1.107cm" svg:x="6.5cm" svg:y="7.493cm">
          <draw:text-box>
            <text:p>f(x<text:span text:style-name="T1">i</text:span><text:span text:style-name="T2">)</text:span></text:p>
          </draw:text-box>
        </draw:frame>
        <draw:frame draw:style-name="gr7" draw:text-style-name="P3" draw:layer="layout" svg:width="1.921cm" svg:height="1.107cm" svg:x="12cm" svg:y="5.593cm">
          <draw:text-box>
            <text:p>f(x<text:span text:style-name="T1">i+1</text:span><text:span text:style-name="T2">)</text:span></text:p>
          </draw:text-box>
        </draw:frame>
        <draw:frame draw:style-name="gr7" draw:text-style-name="P5" draw:layer="layout" svg:width="4.177cm" svg:height="1.107cm" svg:x="7.3cm" svg:y="5.793cm">
          <draw:text-box>
            <text:p text:style-name="P4"><text:span text:style-name="T3">[f(x</text:span><text:span text:style-name="T4">i</text:span><text:span text:style-name="T5">)+f(x</text:span><text:span text:style-name="T4">i+1</text:span><text:span text:style-name="T5">)]/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Arial Unicode MS" style:font-size-asian="24pt" style:language-asian="zh" style:country-asian="CN" style:font-name-complex="Arial Unicode M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8T10:26:54.350378324</meta:creation-date>
    <dc:date>2017-09-18T10:49:54.413344434</dc:date>
    <meta:editing-duration>PT31S</meta:editing-duration>
    <meta:editing-cycles>1</meta:editing-cycles>
    <meta:document-statistic meta:object-count="17"/>
    <meta:generator>LibreOffice/5.4.1.2.0$Linux_X86_64 LibreOffice_project/40m0$Build-2</meta:generator>
  </office:meta>
</office:document-meta>
</file>